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594cm"/>
    </style:style>
    <style:style style:name="co2" style:family="table-column">
      <style:table-column-properties fo:break-before="auto" style:column-width="2.439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BALANCE AL CIERRE DEL EJERCICIO</text:p>
          </table:table-cell>
          <table:table-cell table:number-columns-repeated="1023"/>
        </table:table-row>
        <table:table-row table:style-name="ro1">
          <table:table-cell office:value-type="string">
            <text:p>A C T I V 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ACTIVO N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Inmovilizado intangible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Desarrollo</text:p>
          </table:table-cell>
          <table:table-cell office:value-type="string">
            <text:p>201+2801+2901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Concesiones</text:p>
          </table:table-cell>
          <table:table-cell office:value-type="string">
            <text:p>202+2802+2902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. Patentes, licencias, marcas y similares</text:p>
          </table:table-cell>
          <table:table-cell office:value-type="string">
            <text:p>203+2803+2903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. Fondo de comercio</text:p>
          </table:table-cell>
          <table:table-cell office:value-type="float" office:value="204">
            <text:p>20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. Aplicaciones informáticas</text:p>
          </table:table-cell>
          <table:table-cell office:value-type="string">
            <text:p>206+2806+2906</text:p>
          </table:table-cell>
          <table:table-cell table:number-columns-repeated="1022"/>
        </table:table-row>
        <table:table-row table:style-name="ro1">
          <table:table-cell office:value-type="string">
            <text:p><text:s text:c="6"/>6. Otro inmovilizado intangible</text:p>
          </table:table-cell>
          <table:table-cell office:value-type="string">
            <text:p>205+209+2805+2905</text:p>
          </table:table-cell>
          <table:table-cell table:number-columns-repeated="1022"/>
        </table:table-row>
        <table:table-row table:style-name="ro1">
          <table:table-cell office:value-type="string">
            <text:p><text:s text:c="6"/>7. Investigación</text:p>
          </table:table-cell>
          <table:table-cell office:value-type="string">
            <text:p>200+2800+2900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Inmovilizado material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Terrenos y construcciones</text:p>
          </table:table-cell>
          <table:table-cell office:value-type="string">
            <text:p>210+211+2811+2910+2911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Instalaciones técnicas y otro inmovilizado material</text:p>
          </table:table-cell>
          <table:table-cell office:value-type="string">
            <text:p>212+213+214+215+216+217+218+219+2812+2813+2814+2815+2816+2817+2818+2819+2912+2913+2914+2915+2916+2917+2918+2919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. Inmovilizado en curso y anticipos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Inversiones inmobiliarias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Terrenos <text:s/></text:p>
          </table:table-cell>
          <table:table-cell office:value-type="string">
            <text:p>220+2920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Construcciones</text:p>
          </table:table-cell>
          <table:table-cell office:value-type="string">
            <text:p>221+282+2921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Inversiones en empresas del grupo y asociadas a larg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Instrumentos de patrimonio</text:p>
          </table:table-cell>
          <table:table-cell office:value-type="string">
            <text:p>2403+2404+2493+2494+293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Créditos a empresas</text:p>
          </table:table-cell>
          <table:table-cell office:value-type="string">
            <text:p>2423+2424+2953+295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. Valores representativos de deuda</text:p>
          </table:table-cell>
          <table:table-cell office:value-type="string">
            <text:p>2413+2414+2943+294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. Derivados</text:p>
          </table:table-cell>
          <table:table-cell table:number-columns-repeated="1023"/>
        </table:table-row>
        <table:table-row table:style-name="ro1">
          <table:table-cell office:value-type="string">
            <text:p><text:s text:c="6"/>5. Otros activos financieros</text:p>
          </table:table-cell>
          <table:table-cell table:number-columns-repeated="1023"/>
        </table:table-row>
        <table:table-row table:style-name="ro1">
          <table:table-cell office:value-type="string">
            <text:p><text:s text:c="3"/>V Inversiones financieras a larg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Instrumentos de patrimonio</text:p>
          </table:table-cell>
          <table:table-cell office:value-type="string">
            <text:p>2405+2495+250+259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Créditos a terceros</text:p>
          </table:table-cell>
          <table:table-cell office:value-type="string">
            <text:p>2425+252+253+254+2955+298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. Valores representativos de deuda</text:p>
          </table:table-cell>
          <table:table-cell office:value-type="string">
            <text:p>2415+251+2945+297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. Derivados</text:p>
          </table:table-cell>
          <table:table-cell office:value-type="float" office:value="255">
            <text:p>255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. Otros activos financieros</text:p>
          </table:table-cell>
          <table:table-cell office:value-type="string">
            <text:p>257+258+26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Activos por Impuesto diferido</text:p>
          </table:table-cell>
          <table:table-cell office:value-type="float" office:value="474">
            <text:p>4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ACTIV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Activos no corrientes mantenidos para la venta</text:p>
          </table:table-cell>
          <table:table-cell office:value-type="string">
            <text:p>580+581+582+583+584+59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Existencias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Comerciales</text:p>
          </table:table-cell>
          <table:table-cell office:value-type="string">
            <text:p>30+390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Materias primas y otros aprovisionamientos</text:p>
          </table:table-cell>
          <table:table-cell office:value-type="string">
            <text:p>31+32+391+392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. Productos en curso</text:p>
          </table:table-cell>
          <table:table-cell office:value-type="string">
            <text:p>33+34+393+39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. Productos terminados</text:p>
          </table:table-cell>
          <table:table-cell office:value-type="string">
            <text:p>35+395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. Subproductos, residuos y materiales recuperados</text:p>
          </table:table-cell>
          <table:table-cell office:value-type="string">
            <text:p>36+396</text:p>
          </table:table-cell>
          <table:table-cell table:number-columns-repeated="1022"/>
        </table:table-row>
        <table:table-row table:style-name="ro1">
          <table:table-cell office:value-type="string">
            <text:p><text:s text:c="6"/>6. Anticipos a proveedores</text:p>
          </table:table-cell>
          <table:table-cell office:value-type="float" office:value="407">
            <text:p>407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Deudores comerciales y otras cuentas a cobrar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Clientes por ventas y prestaciones de servicios</text:p>
          </table:table-cell>
          <table:table-cell office:value-type="string">
            <text:p>430+431+432+435+436+437+490+4935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Clientes, empresas del grupo y asociadas</text:p>
          </table:table-cell>
          <table:table-cell office:value-type="string">
            <text:p>433+434+4933+493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 Deudores varios</text:p>
          </table:table-cell>
          <table:table-cell office:value-type="string">
            <text:p>44+5531+5533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 Personal</text:p>
          </table:table-cell>
          <table:table-cell office:value-type="string">
            <text:p>460+54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 Activo por impuesto corriente</text:p>
          </table:table-cell>
          <table:table-cell office:value-type="float" office:value="4709">
            <text:p>4709</text:p>
          </table:table-cell>
          <table:table-cell table:number-columns-repeated="1022"/>
        </table:table-row>
        <table:table-row table:style-name="ro1">
          <table:table-cell office:value-type="string">
            <text:p><text:s text:c="6"/>6 Otros créditos con las Administraciones Públicas</text:p>
          </table:table-cell>
          <table:table-cell office:value-type="string">
            <text:p>4700+4708+471+472+473</text:p>
          </table:table-cell>
          <table:table-cell table:number-columns-repeated="1022"/>
        </table:table-row>
        <table:table-row table:style-name="ro1">
          <table:table-cell office:value-type="string">
            <text:p><text:s text:c="6"/>7 Accionistas (socios) por desembolsos exigidos</text:p>
          </table:table-cell>
          <table:table-cell office:value-type="float" office:value="5580">
            <text:p>558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Inversiones en empresas del grupo y asociadas a cort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Instrumentos de patrimonio</text:p>
          </table:table-cell>
          <table:table-cell office:value-type="string">
            <text:p>5303+5304+5393+5394+593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Créditos a empresas</text:p>
          </table:table-cell>
          <table:table-cell office:value-type="string">
            <text:p>5323+5324+5343+5344+5953+595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. Valores representativos de deuda</text:p>
          </table:table-cell>
          <table:table-cell office:value-type="string">
            <text:p>5313+5314+5333+5334+5943+594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. Derivados</text:p>
          </table:table-cell>
          <table:table-cell table:number-columns-repeated="1023"/>
        </table:table-row>
        <table:table-row table:style-name="ro1">
          <table:table-cell office:value-type="string">
            <text:p><text:s text:c="6"/>5. Otros activos financieros</text:p>
          </table:table-cell>
          <table:table-cell office:value-type="string">
            <text:p>5353+5354+(+5523)+(+5524)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 Inversiones financieras a cort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. Instrumentos de patrimonio</text:p>
          </table:table-cell>
          <table:table-cell office:value-type="string">
            <text:p>5305+5395+540+549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Créditos a terceros</text:p>
          </table:table-cell>
          <table:table-cell office:value-type="string">
            <text:p>5325+5345+542+543+547+5955+598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. Valores representativos de deuda</text:p>
          </table:table-cell>
          <table:table-cell office:value-type="string">
            <text:p>5315+5335+541+546+5945+597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. Derivados</text:p>
          </table:table-cell>
          <table:table-cell office:value-type="string">
            <text:p>+(+5590)+5593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. Otros activos financieros</text:p>
          </table:table-cell>
          <table:table-cell office:value-type="string">
            <text:p>5355+545+548+(+550)+(+551)+(+5525)+(+554)+565+566+596</text:p>
          </table:table-cell>
          <table:table-cell table:number-columns-repeated="1022"/>
        </table:table-row>
        <table:table-row table:style-name="ro2">
          <table:table-cell office:value-type="string">
            <text:p><text:s/>VI Periodificaciones a corto plazo</text:p>
          </table:table-cell>
          <table:table-cell office:value-type="string">
            <text:p>480+567</text:p>
          </table:table-cell>
          <table:table-cell table:number-columns-repeated="1022"/>
        </table:table-row>
        <table:table-row table:style-name="ro1">
          <table:table-cell office:value-type="string">
            <text:p>VII Efectivo y otros activos líquidos equivalentes</text:p>
          </table:table-cell>
          <table:table-cell table:number-columns-repeated="1023"/>
        </table:table-row>
        <table:table-row table:style-name="ro2">
          <table:table-cell office:value-type="string">
            <text:p><text:s text:c="6"/>1. Tesoreria</text:p>
          </table:table-cell>
          <table:table-cell office:value-type="string">
            <text:p>570+571+572+573+574+575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. Otros activos líquidos equivalentes</text:p>
          </table:table-cell>
          <table:table-cell office:value-type="float" office:value="576">
            <text:p>57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ACTIVO (A+B)</text:p>
          </table:table-cell>
          <table:table-cell table:number-columns-repeated="1023"/>
        </table:table-row>
        <table:table-row table:style-name="ro1">
          <table:table-cell office:value-type="string">
            <text:p>Patrimonio neto y Pasi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PATRIMONIO NETO</text:p>
          </table:table-cell>
          <table:table-cell table:number-columns-repeated="1023"/>
        </table:table-row>
        <table:table-row table:style-name="ro1">
          <table:table-cell office:value-type="string">
            <text:p>A-1) Fondos propios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Capital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Capital escriturado</text:p>
          </table:table-cell>
          <table:table-cell office:value-type="string">
            <text:p>-100-101-102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(Capital no exigido)</text:p>
          </table:table-cell>
          <table:table-cell office:value-type="string">
            <text:p>-1030-1040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Prima de emisión</text:p>
          </table:table-cell>
          <table:table-cell office:value-type="float" office:value="-110">
            <text:p>-11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Reservas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Legal y estatuarias</text:p>
          </table:table-cell>
          <table:table-cell office:value-type="string">
            <text:p>-112-1141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Otras reservas</text:p>
          </table:table-cell>
          <table:table-cell office:value-type="string">
            <text:p>-113-1140-1142-1143-1144-115-119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V (Acciones y participaciones en patrominio propias)</text:p>
          </table:table-cell>
          <table:table-cell office:value-type="string">
            <text:p>-108-10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Resultados de ejercicios anteriores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Remanente</text:p>
          </table:table-cell>
          <table:table-cell office:value-type="float" office:value="-120">
            <text:p>-120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(Resultados negativos de ejercicios anteriores)</text:p>
          </table:table-cell>
          <table:table-cell office:value-type="float" office:value="-121">
            <text:p>-121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Otras aportaciones de socios</text:p>
          </table:table-cell>
          <table:table-cell office:value-type="float" office:value="-118">
            <text:p>-118</text:p>
          </table:table-cell>
          <table:table-cell table:number-columns-repeated="1022"/>
        </table:table-row>
        <table:table-row table:style-name="ro1">
          <table:table-cell office:value-type="string">
            <text:p><text:s/>VII Resultado del ejercicio</text:p>
          </table:table-cell>
          <table:table-cell office:value-type="string">
            <text:p>-129-7-6</text:p>
          </table:table-cell>
          <table:table-cell table:number-columns-repeated="1022"/>
        </table:table-row>
        <table:table-row table:style-name="ro1">
          <table:table-cell office:value-type="string">
            <text:p>VIII (Dividendo a cuenta)</text:p>
          </table:table-cell>
          <table:table-cell office:value-type="float" office:value="-557">
            <text:p>-557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X Otros instrumentos de patrimonio</text:p>
          </table:table-cell>
          <table:table-cell office:value-type="float" office:value="-111">
            <text:p>-1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-2) Ajustes por cambios de valor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Activos financieros disponibles para la venta</text:p>
          </table:table-cell>
          <table:table-cell office:value-type="float" office:value="-133">
            <text:p>-133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Operaciones de cobertura</text:p>
          </table:table-cell>
          <table:table-cell office:value-type="float" office:value="-1340">
            <text:p>-134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Otros</text:p>
          </table:table-cell>
          <table:table-cell office:value-type="float" office:value="-137">
            <text:p>-137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Activos no corrientes y pasivos vinculados, mantenidos para la venta</text:p>
          </table:table-cell>
          <table:table-cell office:value-type="float" office:value="-136">
            <text:p>-136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Ajustes por cambio de valor</text:p>
          </table:table-cell>
          <table:table-cell office:value-type="string">
            <text:p>-1341-1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-3) Subvenciones, donaciones y legados recibidos</text:p>
          </table:table-cell>
          <table:table-cell office:value-type="string">
            <text:p>-130-131-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PASIVO N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Provisiones a larg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Obligaciones por prestaciones a largo plazo al personal</text:p>
          </table:table-cell>
          <table:table-cell office:value-type="float" office:value="-140">
            <text:p>-140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Actuaciones medioambientales</text:p>
          </table:table-cell>
          <table:table-cell office:value-type="float" office:value="-145">
            <text:p>-145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 Provisiones por reestructuración</text:p>
          </table:table-cell>
          <table:table-cell office:value-type="float" office:value="-146">
            <text:p>-146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 Otras provisiones</text:p>
          </table:table-cell>
          <table:table-cell office:value-type="string">
            <text:p>-141-142-143-147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Deudas a larg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Obligaciones y otros valores negociables</text:p>
          </table:table-cell>
          <table:table-cell office:value-type="string">
            <text:p>-177-178-179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Deudas con entidades de crédito</text:p>
          </table:table-cell>
          <table:table-cell office:value-type="string">
            <text:p>-1605-170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 Acreedores por arrendamiento financiero</text:p>
          </table:table-cell>
          <table:table-cell office:value-type="string">
            <text:p>-1625-17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 Derivados</text:p>
          </table:table-cell>
          <table:table-cell office:value-type="float" office:value="-176">
            <text:p>-176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 Otros pasivos financieros</text:p>
          </table:table-cell>
          <table:table-cell office:value-type="string">
            <text:p>-1615-1635-171-172-173-175-180-185-189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Deudas con empresas del grupo y asociadas a largo plazo</text:p>
          </table:table-cell>
          <table:table-cell office:value-type="string">
            <text:p>-1603-1604-1613-1614-1623-1624-1633-163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Pasivos por impuesto diferido</text:p>
          </table:table-cell>
          <table:table-cell office:value-type="float" office:value="-479">
            <text:p>-479</text:p>
          </table:table-cell>
          <table:table-cell table:number-columns-repeated="1022"/>
        </table:table-row>
        <table:table-row table:style-name="ro2">
          <table:table-cell office:value-type="string">
            <text:p><text:s text:c="3"/>V Periodificaciones a largo plazo</text:p>
          </table:table-cell>
          <table:table-cell office:value-type="float" office:value="-181">
            <text:p>-181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Deuda con características especiales a largo plazo</text:p>
          </table:table-cell>
          <table:table-cell office:value-type="string">
            <text:p>-15-55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) PASIV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Pasivos vinculados con activos no corrientes mantenidos para la venta</text:p>
          </table:table-cell>
          <table:table-cell office:value-type="string">
            <text:p>-585-586-587-588-58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Provisiones a corto plazo</text:p>
          </table:table-cell>
          <table:table-cell office:value-type="string">
            <text:p>-499-529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Deudas a cort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Obligaciones y otros valores negociables</text:p>
          </table:table-cell>
          <table:table-cell office:value-type="string">
            <text:p>-500-501-505-506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Deudas con entidades de crédito</text:p>
          </table:table-cell>
          <table:table-cell office:value-type="string">
            <text:p>-5105-520-527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 Acreedores por arrendamiento financiero</text:p>
          </table:table-cell>
          <table:table-cell office:value-type="string">
            <text:p>-5125-52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 Derivados</text:p>
          </table:table-cell>
          <table:table-cell office:value-type="string">
            <text:p>-5595-5598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 Otros pasivos financieros</text:p>
          </table:table-cell>
          <table:table-cell office:value-type="string">
            <text:p>-1034-1044-190-192-194-509-5115-5135-5145-521-522-523-525-526-528-(-550)-(-551)-(-554)-(-5525)-5530-5532-555-5565-5566-560-561-569</text:p>
          </table:table-cell>
          <table:table-cell table:number-columns-repeated="1022"/>
        </table:table-row>
        <table:table-row table:style-name="ro2">
          <table:table-cell office:value-type="string">
            <text:p><text:s/>IV Deudas com empresas del grupo y asociadas a corto plazo</text:p>
          </table:table-cell>
          <table:table-cell office:value-type="string">
            <text:p>-5103-5104-5113-5114-5123-5124-5133-5134-5143-5144-(-5523)-(-5524)-5563-556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 Acreedores comerciales y otras cuentas a pagar</text:p>
          </table:table-cell>
          <table:table-cell table:number-columns-repeated="1023"/>
        </table:table-row>
        <table:table-row table:style-name="ro1">
          <table:table-cell office:value-type="string">
            <text:p><text:s text:c="6"/>1 Proveedores</text:p>
          </table:table-cell>
          <table:table-cell office:value-type="string">
            <text:p>-400-401-405-406</text:p>
          </table:table-cell>
          <table:table-cell table:number-columns-repeated="1022"/>
        </table:table-row>
        <table:table-row table:style-name="ro1">
          <table:table-cell office:value-type="string">
            <text:p><text:s text:c="6"/>2 Proveedores, empresas del grupo y asociadas</text:p>
          </table:table-cell>
          <table:table-cell office:value-type="string">
            <text:p>-403-404</text:p>
          </table:table-cell>
          <table:table-cell table:number-columns-repeated="1022"/>
        </table:table-row>
        <table:table-row table:style-name="ro1">
          <table:table-cell office:value-type="string">
            <text:p><text:s text:c="6"/>3 Acreedores varios</text:p>
          </table:table-cell>
          <table:table-cell office:value-type="float" office:value="-41">
            <text:p>-41</text:p>
          </table:table-cell>
          <table:table-cell table:number-columns-repeated="1022"/>
        </table:table-row>
        <table:table-row table:style-name="ro1">
          <table:table-cell office:value-type="string">
            <text:p><text:s text:c="6"/>4 Personal (remuneraciones pendientes de pago)</text:p>
          </table:table-cell>
          <table:table-cell office:value-type="string">
            <text:p>-465-466</text:p>
          </table:table-cell>
          <table:table-cell table:number-columns-repeated="1022"/>
        </table:table-row>
        <table:table-row table:style-name="ro1">
          <table:table-cell office:value-type="string">
            <text:p><text:s text:c="6"/>5 Pasivos por impuesto corriente</text:p>
          </table:table-cell>
          <table:table-cell office:value-type="float" office:value="-4752">
            <text:p>-4752</text:p>
          </table:table-cell>
          <table:table-cell table:number-columns-repeated="1022"/>
        </table:table-row>
        <table:table-row table:style-name="ro1">
          <table:table-cell office:value-type="string">
            <text:p><text:s text:c="6"/>6 Otras deudas con Administraciones Públicas</text:p>
          </table:table-cell>
          <table:table-cell office:value-type="string">
            <text:p>-4750-4751-4758-476-477</text:p>
          </table:table-cell>
          <table:table-cell table:number-columns-repeated="1022"/>
        </table:table-row>
        <table:table-row table:style-name="ro1">
          <table:table-cell office:value-type="string">
            <text:p><text:s text:c="6"/>7 Anticipos de clientes</text:p>
          </table:table-cell>
          <table:table-cell office:value-type="float" office:value="-438">
            <text:p>-438</text:p>
          </table:table-cell>
          <table:table-cell table:number-columns-repeated="1022"/>
        </table:table-row>
        <table:table-row table:style-name="ro2">
          <table:table-cell office:value-type="string">
            <text:p><text:s/>VI Periodificaciones a corto plazo</text:p>
          </table:table-cell>
          <table:table-cell office:value-type="string">
            <text:p>-485-568</text:p>
          </table:table-cell>
          <table:table-cell table:number-columns-repeated="1022"/>
        </table:table-row>
        <table:table-row table:style-name="ro1">
          <table:table-cell office:value-type="string">
            <text:p>VII Deuda con características especiales a corto plazo</text:p>
          </table:table-cell>
          <table:table-cell office:value-type="string">
            <text:p>-195-197-199-502-5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ATRIMONIO NETO Y PASIVO (A+B+C)</text:p>
          </table:table-cell>
          <table:table-cell table:number-columns-repeated="1023"/>
        </table:table-row>
        <table:table-row table:style-name="ro1">
          <table:table-cell office:value-type="string">
            <text:p>**END**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31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tse</meta:initial-creator>
    <meta:creation-date>2008-11-17T16:04:36</meta:creation-date>
    <dc:creator>Eloy Gomez</dc:creator>
    <dc:date>2011-11-16T14:31:44</dc:date>
    <meta:generator>LibreOffice/3.4$Unix LibreOffice_project/340m1$Build-302</meta:generator>
    <meta:editing-duration>PT3M17S</meta:editing-duration>
    <meta:editing-cycles>1</meta:editing-cycles>
    <meta:document-statistic meta:table-count="1" meta:cell-count="223" meta:object-count="0"/>
  </office:meta>
</office:document-meta>
</file>